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.353cm" fo:margin-bottom="0.212cm" loext:contextual-spacing="false"/>
    </style:style>
    <style:style style:name="P3" style:family="paragraph" style:parent-style-name="Preformatted_20_Text">
      <style:paragraph-properties fo:margin-top="0.247cm" fo:margin-bottom="0.212cm" loext:contextual-spacing="false"/>
    </style:style>
    <style:style style:name="P4" style:family="paragraph" style:parent-style-name="Preformatted_20_Text">
      <style:paragraph-properties fo:margin-top="0.212cm" fo:margin-bottom="0.212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ols.ietf.org/html/rfc2616#section-10" office:name="section-10" text:style-name="Internet_20_link" text:visited-style-name="Visited_20_Internet_20_Link">10</text:a> Status Code Definitions</text:p>
      <text:p text:style-name="Preformatted_20_Text"/>
      <text:p text:style-name="Preformatted_20_Text"/>
      <text:p text:style-name="Preformatted_20_Text"><text:s text:c="3"/>Each Status-Code is described below, including a description of which</text:p>
      <text:p text:style-name="Preformatted_20_Text"><text:s text:c="3"/>method(s) it can follow and any metainformation required in the</text:p>
      <text:p text:style-name="Preformatted_20_Text"><text:s text:c="3"/>response.</text:p>
      <text:p text:style-name="Preformatted_20_Text"/>
      <text:p text:style-name="P3"><text:a xlink:type="simple" xlink:href="https://tools.ietf.org/html/rfc2616#section-10.1" office:name="section-10.1" text:style-name="Internet_20_link" text:visited-style-name="Visited_20_Internet_20_Link">10.1</text:a> Informational 1xx</text:p>
      <text:p text:style-name="Preformatted_20_Text"/>
      <text:p text:style-name="Preformatted_20_Text"/>
      <text:p text:style-name="Preformatted_20_Text"><text:s text:c="3"/>This class of status code indicates a provisional response,</text:p>
      <text:p text:style-name="Preformatted_20_Text"><text:s text:c="3"/>consisting only of the Status-Line and optional headers, and is</text:p>
      <text:p text:style-name="Preformatted_20_Text"><text:s text:c="3"/>terminated by an empty line. There are no required headers for this</text:p>
      <text:p text:style-name="Preformatted_20_Text"><text:s text:c="3"/>class of status code. Since HTTP/1.0 did not define any 1xx status</text:p>
      <text:p text:style-name="Preformatted_20_Text"><text:s text:c="3"/>codes, servers MUST NOT send a 1xx response to an HTTP/1.0 client</text:p>
      <text:p text:style-name="Preformatted_20_Text"><text:s text:c="3"/>except under experimental conditions.</text:p>
      <text:p text:style-name="Preformatted_20_Text"/>
      <text:p text:style-name="Preformatted_20_Text"><text:s text:c="3"/>A client MUST be prepared to accept one or more 1xx status responses</text:p>
      <text:p text:style-name="Preformatted_20_Text"><text:s text:c="3"/>prior to a regular response, even if the client does not expect a 100</text:p>
      <text:p text:style-name="Preformatted_20_Text"><text:s text:c="3"/>(Continue) status message. Unexpected 1xx status responses MAY be</text:p>
      <text:p text:style-name="Preformatted_20_Text"><text:s text:c="3"/>ignored by a user agent.</text:p>
      <text:p text:style-name="Preformatted_20_Text"/>
      <text:p text:style-name="Preformatted_20_Text"><text:s text:c="3"/>Proxies MUST forward 1xx responses, unless the connection between the</text:p>
      <text:p text:style-name="Preformatted_20_Text"><text:s text:c="3"/>proxy and its client has been closed, or unless the proxy itself</text:p>
      <text:p text:style-name="Preformatted_20_Text"><text:s text:c="3"/>requested the generation of the 1xx response. (For example, if 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7]</text:p>
      <text:p text:style-name="Horizontal_20_Line"/>
      <text:p text:style-name="Preformatted_20_Text"><text:bookmark text:name="page-58"/><text:a xlink:type="simple" xlink:href="https://tools.ietf.org/html/rfc2616#page-58" office:name="page-58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proxy adds a "Expect: 100-continue" field when it forwards a request,</text:p>
      <text:p text:style-name="Preformatted_20_Text"><text:s text:c="3"/>then it need not forward the corresponding 100 (Continue)</text:p>
      <text:p text:style-name="Preformatted_20_Text"><text:s text:c="3"/>response(s).)</text:p>
      <text:p text:style-name="Preformatted_20_Text"/>
      <text:p text:style-name="P4"><text:a xlink:type="simple" xlink:href="https://tools.ietf.org/html/rfc2616#section-10.1.1" office:name="section-10.1.1" text:style-name="Internet_20_link" text:visited-style-name="Visited_20_Internet_20_Link">10.1.1</text:a> 100 Continue</text:p>
      <text:p text:style-name="Preformatted_20_Text"/>
      <text:p text:style-name="Preformatted_20_Text"/>
      <text:p text:style-name="Preformatted_20_Text"><text:s text:c="3"/>The client SHOULD continue with its request. This interim response is</text:p>
      <text:p text:style-name="Preformatted_20_Text"><text:s text:c="3"/>used to inform the client that the initial part of the request has</text:p>
      <text:p text:style-name="Preformatted_20_Text"><text:s text:c="3"/>been received and has not yet been rejected by the server. The client</text:p>
      <text:p text:style-name="Preformatted_20_Text"><text:s text:c="3"/>SHOULD continue by sending the remainder of the request or, if the</text:p>
      <text:p text:style-name="Preformatted_20_Text"><text:s text:c="3"/>request has already been completed, ignore this response. The server</text:p>
      <text:p text:style-name="Preformatted_20_Text"><text:s text:c="3"/>MUST send a final response after the request has been completed. See</text:p>
      <text:p text:style-name="Preformatted_20_Text"><text:s text:c="3"/><text:a xlink:type="simple" xlink:href="https://tools.ietf.org/html/rfc2616#section-8.2.3" text:style-name="Internet_20_link" text:visited-style-name="Visited_20_Internet_20_Link">section 8.2.3</text:a> for detailed discussion of the use and handling of this</text:p>
      <text:p text:style-name="Preformatted_20_Text"><text:s text:c="3"/>status code.</text:p>
      <text:p text:style-name="Preformatted_20_Text"/>
      <text:p text:style-name="P4"><text:a xlink:type="simple" xlink:href="https://tools.ietf.org/html/rfc2616#section-10.1.2" office:name="section-10.1.2" text:style-name="Internet_20_link" text:visited-style-name="Visited_20_Internet_20_Link">10.1.2</text:a> 101 Switching Protocols</text:p>
      <text:p text:style-name="Preformatted_20_Text"/>
      <text:p text:style-name="Preformatted_20_Text"/>
      <text:p text:style-name="Preformatted_20_Text"><text:s text:c="3"/>The server understands and is willing to comply with the client's</text:p>
      <text:p text:style-name="Preformatted_20_Text"><text:soft-page-break/><text:s text:c="3"/>request, via the Upgrade message header field (<text:a xlink:type="simple" xlink:href="https://tools.ietf.org/html/rfc2616#section-14.42" text:style-name="Internet_20_link" text:visited-style-name="Visited_20_Internet_20_Link">section 14.42</text:a>), for a</text:p>
      <text:p text:style-name="Preformatted_20_Text"><text:s text:c="3"/>change in the application protocol being used on this connection. The</text:p>
      <text:p text:style-name="Preformatted_20_Text"><text:s text:c="3"/>server will switch protocols to those defined by the response's</text:p>
      <text:p text:style-name="Preformatted_20_Text"><text:s text:c="3"/>Upgrade header field immediately after the empty line which</text:p>
      <text:p text:style-name="Preformatted_20_Text"><text:s text:c="3"/>terminates the 101 response.</text:p>
      <text:p text:style-name="Preformatted_20_Text"/>
      <text:p text:style-name="Preformatted_20_Text"><text:s text:c="3"/>The protocol SHOULD be switched only when it is advantageous to do</text:p>
      <text:p text:style-name="Preformatted_20_Text"><text:s text:c="3"/>so. For example, switching to a newer version of HTTP is advantageous</text:p>
      <text:p text:style-name="Preformatted_20_Text"><text:s text:c="3"/>over older versions, and switching to a real-time, synchronous</text:p>
      <text:p text:style-name="Preformatted_20_Text"><text:s text:c="3"/>protocol might be advantageous when delivering resources that use</text:p>
      <text:p text:style-name="Preformatted_20_Text"><text:s text:c="3"/>such features.</text:p>
      <text:p text:style-name="Preformatted_20_Text"/>
      <text:p text:style-name="P3"><text:a xlink:type="simple" xlink:href="https://tools.ietf.org/html/rfc2616#section-10.2" office:name="section-10.2" text:style-name="Internet_20_link" text:visited-style-name="Visited_20_Internet_20_Link">10.2</text:a> Successful 2xx</text:p>
      <text:p text:style-name="Preformatted_20_Text"/>
      <text:p text:style-name="Preformatted_20_Text"/>
      <text:p text:style-name="Preformatted_20_Text"><text:s text:c="3"/>This class of status code indicates that the client's request was</text:p>
      <text:p text:style-name="Preformatted_20_Text"><text:s text:c="3"/>successfully received, understood, and accepted.</text:p>
      <text:p text:style-name="Preformatted_20_Text"/>
      <text:p text:style-name="P4"><text:a xlink:type="simple" xlink:href="https://tools.ietf.org/html/rfc2616#section-10.2.1" office:name="section-10.2.1" text:style-name="Internet_20_link" text:visited-style-name="Visited_20_Internet_20_Link">10.2.1</text:a> 200 OK</text:p>
      <text:p text:style-name="Preformatted_20_Text"/>
      <text:p text:style-name="Preformatted_20_Text"/>
      <text:p text:style-name="Preformatted_20_Text"><text:s text:c="3"/>The request has succeeded. The information returned with the response</text:p>
      <text:p text:style-name="Preformatted_20_Text"><text:s text:c="3"/>is dependent on the method used in the request, for example:</text:p>
      <text:p text:style-name="Preformatted_20_Text"/>
      <text:p text:style-name="Preformatted_20_Text"><text:s text:c="3"/>GET <text:s text:c="3"/>an entity corresponding to the requested resource is sent in</text:p>
      <text:p text:style-name="Preformatted_20_Text"><text:s text:c="10"/>the response;</text:p>
      <text:p text:style-name="Preformatted_20_Text"/>
      <text:p text:style-name="Preformatted_20_Text"><text:s text:c="3"/>HEAD <text:s text:c="2"/>the entity-header fields corresponding to the requested</text:p>
      <text:p text:style-name="Preformatted_20_Text"><text:s text:c="10"/>resource are sent in the response without any message-body;</text:p>
      <text:p text:style-name="Preformatted_20_Text"/>
      <text:p text:style-name="Preformatted_20_Text"><text:s text:c="3"/>POST <text:s text:c="2"/>an entity describing or containing the result of the action;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8]</text:p>
      <text:p text:style-name="Horizontal_20_Line"/>
      <text:p text:style-name="Preformatted_20_Text"><text:bookmark text:name="page-59"/><text:a xlink:type="simple" xlink:href="https://tools.ietf.org/html/rfc2616#page-59" office:name="page-59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TRACE <text:s/>an entity containing the request message as received by the</text:p>
      <text:p text:style-name="Preformatted_20_Text"><text:s text:c="10"/>end server.</text:p>
      <text:p text:style-name="Preformatted_20_Text"/>
      <text:p text:style-name="P4"><text:a xlink:type="simple" xlink:href="https://tools.ietf.org/html/rfc2616#section-10.2.2" office:name="section-10.2.2" text:style-name="Internet_20_link" text:visited-style-name="Visited_20_Internet_20_Link">10.2.2</text:a> 201 Created</text:p>
      <text:p text:style-name="Preformatted_20_Text"/>
      <text:p text:style-name="Preformatted_20_Text"/>
      <text:p text:style-name="Preformatted_20_Text"><text:s text:c="3"/>The request has been fulfilled and resulted in a new resource being</text:p>
      <text:p text:style-name="Preformatted_20_Text"><text:s text:c="3"/>created. The newly created resource can be referenced by the URI(s)</text:p>
      <text:p text:style-name="Preformatted_20_Text"><text:s text:c="3"/>returned in the entity of the response, with the most specific URI</text:p>
      <text:p text:style-name="Preformatted_20_Text"><text:s text:c="3"/>for the resource given by a Location header field. The response</text:p>
      <text:p text:style-name="Preformatted_20_Text"><text:s text:c="3"/>SHOULD include an entity containing a list of resource</text:p>
      <text:p text:style-name="Preformatted_20_Text"><text:s text:c="3"/>characteristics and location(s) from which the user or user agent can</text:p>
      <text:p text:style-name="Preformatted_20_Text"><text:s text:c="3"/>choose the one most appropriate. The entity format is specified by</text:p>
      <text:p text:style-name="Preformatted_20_Text"><text:s text:c="3"/>the media type given in the Content-Type header field. The origin</text:p>
      <text:p text:style-name="Preformatted_20_Text"><text:s text:c="3"/>server MUST create the resource before returning the 201 status code.</text:p>
      <text:p text:style-name="Preformatted_20_Text"><text:s text:c="3"/>If the action cannot be carried out immediately, the server SHOULD</text:p>
      <text:p text:style-name="Preformatted_20_Text"><text:s text:c="3"/>respond with 202 (Accepted) response instead.</text:p>
      <text:p text:style-name="Preformatted_20_Text"><text:soft-page-break/></text:p>
      <text:p text:style-name="Preformatted_20_Text"><text:s text:c="3"/>A 201 response MAY contain an ETag response header field indicating</text:p>
      <text:p text:style-name="Preformatted_20_Text"><text:s text:c="3"/>the current value of the entity tag for the requested variant just</text:p>
      <text:p text:style-name="Preformatted_20_Text"><text:s text:c="3"/>created, see <text:a xlink:type="simple" xlink:href="https://tools.ietf.org/html/rfc2616#section-14.19" text:style-name="Internet_20_link" text:visited-style-name="Visited_20_Internet_20_Link">section 14.19</text:a>.</text:p>
      <text:p text:style-name="Preformatted_20_Text"/>
      <text:p text:style-name="P4"><text:a xlink:type="simple" xlink:href="https://tools.ietf.org/html/rfc2616#section-10.2.3" office:name="section-10.2.3" text:style-name="Internet_20_link" text:visited-style-name="Visited_20_Internet_20_Link">10.2.3</text:a> 202 Accepted</text:p>
      <text:p text:style-name="Preformatted_20_Text"/>
      <text:p text:style-name="Preformatted_20_Text"/>
      <text:p text:style-name="Preformatted_20_Text"><text:s text:c="3"/>The request has been accepted for processing, but the processing has</text:p>
      <text:p text:style-name="Preformatted_20_Text"><text:s text:c="3"/>not been completed. <text:s/>The request might or might not eventually be</text:p>
      <text:p text:style-name="Preformatted_20_Text"><text:s text:c="3"/>acted upon, as it might be disallowed when processing actually takes</text:p>
      <text:p text:style-name="Preformatted_20_Text"><text:s text:c="3"/>place. There is no facility for re-sending a status code from an</text:p>
      <text:p text:style-name="Preformatted_20_Text"><text:s text:c="3"/>asynchronous operation such as this.</text:p>
      <text:p text:style-name="Preformatted_20_Text"/>
      <text:p text:style-name="Preformatted_20_Text"><text:s text:c="3"/>The 202 response is intentionally non-committal. Its purpose is to</text:p>
      <text:p text:style-name="Preformatted_20_Text"><text:s text:c="3"/>allow a server to accept a request for some other process (perhaps a</text:p>
      <text:p text:style-name="Preformatted_20_Text"><text:s text:c="3"/>batch-oriented process that is only run once per day) without</text:p>
      <text:p text:style-name="Preformatted_20_Text"><text:s text:c="3"/>requiring that the user agent's connection to the server persist</text:p>
      <text:p text:style-name="Preformatted_20_Text"><text:s text:c="3"/>until the process is completed. The entity returned with this</text:p>
      <text:p text:style-name="Preformatted_20_Text"><text:s text:c="3"/>response SHOULD include an indication of the request's current status</text:p>
      <text:p text:style-name="Preformatted_20_Text"><text:s text:c="3"/>and either a pointer to a status monitor or some estimate of when the</text:p>
      <text:p text:style-name="Preformatted_20_Text"><text:s text:c="3"/>user can expect the request to be fulfilled.</text:p>
      <text:p text:style-name="Preformatted_20_Text"/>
      <text:p text:style-name="P4"><text:a xlink:type="simple" xlink:href="https://tools.ietf.org/html/rfc2616#section-10.2.4" office:name="section-10.2.4" text:style-name="Internet_20_link" text:visited-style-name="Visited_20_Internet_20_Link">10.2.4</text:a> 203 Non-Authoritative Information</text:p>
      <text:p text:style-name="Preformatted_20_Text"/>
      <text:p text:style-name="Preformatted_20_Text"/>
      <text:p text:style-name="Preformatted_20_Text"><text:s text:c="3"/>The returned metainformation in the entity-header is not the</text:p>
      <text:p text:style-name="Preformatted_20_Text"><text:s text:c="3"/>definitive set as available from the origin server, but is gathered</text:p>
      <text:p text:style-name="Preformatted_20_Text"><text:s text:c="3"/>from a local or a third-party copy. The set presented MAY be a subset</text:p>
      <text:p text:style-name="Preformatted_20_Text"><text:s text:c="3"/>or superset of the original version. For example, including local</text:p>
      <text:p text:style-name="Preformatted_20_Text"><text:s text:c="3"/>annotation information about the resource might result in a superset</text:p>
      <text:p text:style-name="Preformatted_20_Text"><text:s text:c="3"/>of the metainformation known by the origin server. Use of this</text:p>
      <text:p text:style-name="Preformatted_20_Text"><text:s text:c="3"/>response code is not required and is only appropriate when the</text:p>
      <text:p text:style-name="Preformatted_20_Text"><text:s text:c="3"/>response would otherwise be 200 (OK).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9]</text:p>
      <text:p text:style-name="Horizontal_20_Line"/>
      <text:p text:style-name="Preformatted_20_Text"><text:bookmark text:name="page-60"/><text:a xlink:type="simple" xlink:href="https://tools.ietf.org/html/rfc2616#page-60" office:name="page-60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2.5" office:name="section-10.2.5" text:style-name="Internet_20_link" text:visited-style-name="Visited_20_Internet_20_Link">10.2.5</text:a> 204 No Content</text:p>
      <text:p text:style-name="Preformatted_20_Text"/>
      <text:p text:style-name="Preformatted_20_Text"/>
      <text:p text:style-name="Preformatted_20_Text"><text:s text:c="3"/>The server has fulfilled the request but does not need to return an</text:p>
      <text:p text:style-name="Preformatted_20_Text"><text:s text:c="3"/>entity-body, and might want to return updated metainformation. The</text:p>
      <text:p text:style-name="Preformatted_20_Text"><text:s text:c="3"/>response MAY include new or updated metainformation in the form of</text:p>
      <text:p text:style-name="Preformatted_20_Text"><text:s text:c="3"/>entity-headers, which if present SHOULD be associated with the</text:p>
      <text:p text:style-name="Preformatted_20_Text"><text:s text:c="3"/>requested variant.</text:p>
      <text:p text:style-name="Preformatted_20_Text"/>
      <text:p text:style-name="Preformatted_20_Text"><text:s text:c="3"/>If the client is a user agent, it SHOULD NOT change its document view</text:p>
      <text:p text:style-name="Preformatted_20_Text"><text:s text:c="3"/>from that which caused the request to be sent. This response is</text:p>
      <text:p text:style-name="Preformatted_20_Text"><text:s text:c="3"/>primarily intended to allow input for actions to take place without</text:p>
      <text:p text:style-name="Preformatted_20_Text"><text:s text:c="3"/>causing a change to the user agent's active document view, although</text:p>
      <text:p text:style-name="Preformatted_20_Text"><text:s text:c="3"/>any new or updated metainformation SHOULD be applied to the document</text:p>
      <text:p text:style-name="Preformatted_20_Text"><text:s text:c="3"/>currently in the user agent's active view.</text:p>
      <text:p text:style-name="Preformatted_20_Text"><text:soft-page-break/></text:p>
      <text:p text:style-name="Preformatted_20_Text"><text:s text:c="3"/>The 204 response MUST NOT include a message-body, and thus is always</text:p>
      <text:p text:style-name="Preformatted_20_Text"><text:s text:c="3"/>terminated by the first empty line after the header fields.</text:p>
      <text:p text:style-name="Preformatted_20_Text"/>
      <text:p text:style-name="P4"><text:a xlink:type="simple" xlink:href="https://tools.ietf.org/html/rfc2616#section-10.2.6" office:name="section-10.2.6" text:style-name="Internet_20_link" text:visited-style-name="Visited_20_Internet_20_Link">10.2.6</text:a> 205 Reset Content</text:p>
      <text:p text:style-name="Preformatted_20_Text"/>
      <text:p text:style-name="Preformatted_20_Text"/>
      <text:p text:style-name="Preformatted_20_Text"><text:s text:c="3"/>The server has fulfilled the request and the user agent SHOULD reset</text:p>
      <text:p text:style-name="Preformatted_20_Text"><text:s text:c="3"/>the document view which caused the request to be sent. This response</text:p>
      <text:p text:style-name="Preformatted_20_Text"><text:s text:c="3"/>is primarily intended to allow input for actions to take place via</text:p>
      <text:p text:style-name="Preformatted_20_Text"><text:s text:c="3"/>user input, followed by a clearing of the form in which the input is</text:p>
      <text:p text:style-name="Preformatted_20_Text"><text:s text:c="3"/>given so that the user can easily initiate another input action. The</text:p>
      <text:p text:style-name="Preformatted_20_Text"><text:s text:c="3"/>response MUST NOT include an entity.</text:p>
      <text:p text:style-name="Preformatted_20_Text"/>
      <text:p text:style-name="P4"><text:a xlink:type="simple" xlink:href="https://tools.ietf.org/html/rfc2616#section-10.2.7" office:name="section-10.2.7" text:style-name="Internet_20_link" text:visited-style-name="Visited_20_Internet_20_Link">10.2.7</text:a> 206 Partial Content</text:p>
      <text:p text:style-name="Preformatted_20_Text"/>
      <text:p text:style-name="Preformatted_20_Text"/>
      <text:p text:style-name="Preformatted_20_Text"><text:s text:c="3"/>The server has fulfilled the partial GET request for the resource.</text:p>
      <text:p text:style-name="Preformatted_20_Text"><text:s text:c="3"/>The request MUST have included a Range header field (<text:a xlink:type="simple" xlink:href="https://tools.ietf.org/html/rfc2616#section-14.35" text:style-name="Internet_20_link" text:visited-style-name="Visited_20_Internet_20_Link">section 14.35</text:a>)</text:p>
      <text:p text:style-name="Preformatted_20_Text"><text:s text:c="3"/>indicating the desired range, and MAY have included an If-Range</text:p>
      <text:p text:style-name="Preformatted_20_Text"><text:s text:c="3"/>header field (<text:a xlink:type="simple" xlink:href="https://tools.ietf.org/html/rfc2616#section-14.27" text:style-name="Internet_20_link" text:visited-style-name="Visited_20_Internet_20_Link">section 14.27</text:a>) to make the request conditional.</text:p>
      <text:p text:style-name="Preformatted_20_Text"/>
      <text:p text:style-name="Preformatted_20_Text"><text:s text:c="3"/>The response MUST include the following header fields:</text:p>
      <text:p text:style-name="Preformatted_20_Text"/>
      <text:p text:style-name="Preformatted_20_Text"><text:s text:c="6"/>- Either a Content-Range header field (<text:a xlink:type="simple" xlink:href="https://tools.ietf.org/html/rfc2616#section-14.16" text:style-name="Internet_20_link" text:visited-style-name="Visited_20_Internet_20_Link">section 14.16</text:a>) indicating</text:p>
      <text:p text:style-name="Preformatted_20_Text"><text:s text:c="8"/>the range included with this response, or a multipart/byteranges</text:p>
      <text:p text:style-name="Preformatted_20_Text"><text:s text:c="8"/>Content-Type including Content-Range fields for each part. If a</text:p>
      <text:p text:style-name="Preformatted_20_Text"><text:s text:c="8"/>Content-Length header field is present in the response, its</text:p>
      <text:p text:style-name="Preformatted_20_Text"><text:s text:c="8"/>value MUST match the actual number of OCTETs transmitted in the</text:p>
      <text:p text:style-name="Preformatted_20_Text"><text:s text:c="8"/>message-body.</text:p>
      <text:p text:style-name="Preformatted_20_Text"/>
      <text:p text:style-name="Preformatted_20_Text"><text:s text:c="6"/>- Date</text:p>
      <text:p text:style-name="Preformatted_20_Text"/>
      <text:p text:style-name="Preformatted_20_Text"><text:s text:c="6"/>- ETag and/or Content-Location, if the header would have been sent</text:p>
      <text:p text:style-name="Preformatted_20_Text"><text:s text:c="8"/>in a 200 response to the same request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0]</text:p>
      <text:p text:style-name="Horizontal_20_Line"/>
      <text:p text:style-name="Preformatted_20_Text"><text:bookmark text:name="page-61"/><text:a xlink:type="simple" xlink:href="https://tools.ietf.org/html/rfc2616#page-61" office:name="page-61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6"/>- Expires, Cache-Control, and/or Vary, if the field-value might</text:p>
      <text:p text:style-name="Preformatted_20_Text"><text:s text:c="8"/>differ from that sent in any previous response for the same</text:p>
      <text:p text:style-name="Preformatted_20_Text"><text:s text:c="8"/>variant</text:p>
      <text:p text:style-name="Preformatted_20_Text"/>
      <text:p text:style-name="Preformatted_20_Text"><text:s text:c="3"/>If the 206 response is the result of an If-Range request that used a</text:p>
      <text:p text:style-name="Preformatted_20_Text"><text:s text:c="3"/>strong cache validator (see <text:a xlink:type="simple" xlink:href="https://tools.ietf.org/html/rfc2616#section-13.3.3" text:style-name="Internet_20_link" text:visited-style-name="Visited_20_Internet_20_Link">section 13.3.3</text:a>), the response SHOULD NOT</text:p>
      <text:p text:style-name="Preformatted_20_Text"><text:s text:c="3"/>include other entity-headers. If the response is the result of an</text:p>
      <text:p text:style-name="Preformatted_20_Text"><text:s text:c="3"/>If-Range request that used a weak validator, the response MUST NOT</text:p>
      <text:p text:style-name="Preformatted_20_Text"><text:s text:c="3"/>include other entity-headers; this prevents inconsistencies between</text:p>
      <text:p text:style-name="Preformatted_20_Text"><text:s text:c="3"/>cached entity-bodies and updated headers. Otherwise, the response</text:p>
      <text:p text:style-name="Preformatted_20_Text"><text:s text:c="3"/>MUST include all of the entity-headers that would have been returned</text:p>
      <text:p text:style-name="Preformatted_20_Text"><text:s text:c="3"/>with a 200 (OK) response to the same request.</text:p>
      <text:p text:style-name="Preformatted_20_Text"/>
      <text:p text:style-name="Preformatted_20_Text"><text:s text:c="3"/>A cache MUST NOT combine a 206 response with other previously cached</text:p>
      <text:p text:style-name="Preformatted_20_Text"><text:soft-page-break/><text:s text:c="3"/>content if the ETag or Last-Modified headers do not match exactly,</text:p>
      <text:p text:style-name="Preformatted_20_Text"><text:s text:c="3"/>see 13.5.4.</text:p>
      <text:p text:style-name="Preformatted_20_Text"/>
      <text:p text:style-name="Preformatted_20_Text"><text:s text:c="3"/>A cache that does not support the Range and Content-Range headers</text:p>
      <text:p text:style-name="Preformatted_20_Text"><text:s text:c="3"/>MUST NOT cache 206 (Partial) responses.</text:p>
      <text:p text:style-name="Preformatted_20_Text"/>
      <text:p text:style-name="P3"><text:a xlink:type="simple" xlink:href="https://tools.ietf.org/html/rfc2616#section-10.3" office:name="section-10.3" text:style-name="Internet_20_link" text:visited-style-name="Visited_20_Internet_20_Link">10.3</text:a> Redirection 3xx</text:p>
      <text:p text:style-name="Preformatted_20_Text"/>
      <text:p text:style-name="Preformatted_20_Text"/>
      <text:p text:style-name="Preformatted_20_Text"><text:s text:c="3"/>This class of status code indicates that further action needs to be</text:p>
      <text:p text:style-name="Preformatted_20_Text"><text:s text:c="3"/>taken by the user agent in order to fulfill the request. <text:s/>The action</text:p>
      <text:p text:style-name="Preformatted_20_Text"><text:s text:c="3"/>required MAY be carried out by the user agent without interaction</text:p>
      <text:p text:style-name="Preformatted_20_Text"><text:s text:c="3"/>with the user if and only if the method used in the second request is</text:p>
      <text:p text:style-name="Preformatted_20_Text"><text:s text:c="3"/>GET or HEAD. A client SHOULD detect infinite redirection loops, since</text:p>
      <text:p text:style-name="Preformatted_20_Text"><text:s text:c="3"/>such loops generate network traffic for each redirection.</text:p>
      <text:p text:style-name="Preformatted_20_Text"/>
      <text:p text:style-name="Preformatted_20_Text"><text:s text:c="6"/>Note: previous versions of this specification recommended a</text:p>
      <text:p text:style-name="Preformatted_20_Text"><text:s text:c="6"/>maximum of five redirections. Content developers should be aware</text:p>
      <text:p text:style-name="Preformatted_20_Text"><text:s text:c="6"/>that there might be clients that implement such a fixed</text:p>
      <text:p text:style-name="Preformatted_20_Text"><text:s text:c="6"/>limitation.</text:p>
      <text:p text:style-name="Preformatted_20_Text"/>
      <text:p text:style-name="P4"><text:a xlink:type="simple" xlink:href="https://tools.ietf.org/html/rfc2616#section-10.3.1" office:name="section-10.3.1" text:style-name="Internet_20_link" text:visited-style-name="Visited_20_Internet_20_Link">10.3.1</text:a> 300 Multiple Choices</text:p>
      <text:p text:style-name="Preformatted_20_Text"/>
      <text:p text:style-name="Preformatted_20_Text"/>
      <text:p text:style-name="Preformatted_20_Text"><text:s text:c="3"/>The requested resource corresponds to any one of a set of</text:p>
      <text:p text:style-name="Preformatted_20_Text"><text:s text:c="3"/>representations, each with its own specific location, and agent-</text:p>
      <text:p text:style-name="Preformatted_20_Text"><text:s text:c="3"/>driven negotiation information (<text:a xlink:type="simple" xlink:href="https://tools.ietf.org/html/rfc2616#section-12" text:style-name="Internet_20_link" text:visited-style-name="Visited_20_Internet_20_Link">section 12</text:a>) is being provided so that</text:p>
      <text:p text:style-name="Preformatted_20_Text"><text:s text:c="3"/>the user (or user agent) can select a preferred representation and</text:p>
      <text:p text:style-name="Preformatted_20_Text"><text:s text:c="3"/>redirect its request to that location.</text:p>
      <text:p text:style-name="Preformatted_20_Text"/>
      <text:p text:style-name="Preformatted_20_Text"><text:s text:c="3"/>Unless it was a HEAD request, the response SHOULD include an entity</text:p>
      <text:p text:style-name="Preformatted_20_Text"><text:s text:c="3"/>containing a list of resource characteristics and location(s) from</text:p>
      <text:p text:style-name="Preformatted_20_Text"><text:s text:c="3"/>which the user or user agent can choose the one most appropriate. The</text:p>
      <text:p text:style-name="Preformatted_20_Text"><text:s text:c="3"/>entity format is specified by the media type given in the Content-</text:p>
      <text:p text:style-name="Preformatted_20_Text"><text:s text:c="3"/>Type header field. Depending upon the format and the capabilities of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1]</text:p>
      <text:p text:style-name="Horizontal_20_Line"/>
      <text:p text:style-name="Preformatted_20_Text"><text:bookmark text:name="page-62"/><text:a xlink:type="simple" xlink:href="https://tools.ietf.org/html/rfc2616#page-62" office:name="page-62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the user agent, selection of the most appropriate choice MAY be</text:p>
      <text:p text:style-name="Preformatted_20_Text"><text:s text:c="3"/>performed automatically. However, this specification does not define</text:p>
      <text:p text:style-name="Preformatted_20_Text"><text:s text:c="3"/>any standard for such automatic selection.</text:p>
      <text:p text:style-name="Preformatted_20_Text"/>
      <text:p text:style-name="Preformatted_20_Text"><text:s text:c="3"/>If the server has a preferred choice of representation, it SHOULD</text:p>
      <text:p text:style-name="Preformatted_20_Text"><text:s text:c="3"/>include the specific URI for that representation in the Location</text:p>
      <text:p text:style-name="Preformatted_20_Text"><text:s text:c="3"/>field; user agents MAY use the Location field value for automatic</text:p>
      <text:p text:style-name="Preformatted_20_Text"><text:s text:c="3"/>redirection. This response is cacheable unless indicated otherwise.</text:p>
      <text:p text:style-name="Preformatted_20_Text"/>
      <text:p text:style-name="P4"><text:a xlink:type="simple" xlink:href="https://tools.ietf.org/html/rfc2616#section-10.3.2" office:name="section-10.3.2" text:style-name="Internet_20_link" text:visited-style-name="Visited_20_Internet_20_Link">10.3.2</text:a> 301 Moved Permanently</text:p>
      <text:p text:style-name="Preformatted_20_Text"/>
      <text:p text:style-name="Preformatted_20_Text"/>
      <text:p text:style-name="Preformatted_20_Text"><text:s text:c="3"/>The requested resource has been assigned a new permanent URI and any</text:p>
      <text:p text:style-name="Preformatted_20_Text"><text:soft-page-break/><text:s text:c="3"/>future references to this resource SHOULD use one of the returned</text:p>
      <text:p text:style-name="Preformatted_20_Text"><text:s text:c="3"/>URIs. <text:s/>Clients with link editing capabilities ought to automatically</text:p>
      <text:p text:style-name="Preformatted_20_Text"><text:s text:c="3"/>re-link references to the Request-URI to one or more of the new</text:p>
      <text:p text:style-name="Preformatted_20_Text"><text:s text:c="3"/>references returned by the server, where possible. This response is</text:p>
      <text:p text:style-name="Preformatted_20_Text"><text:s text:c="3"/>cacheable unless indicated otherwise.</text:p>
      <text:p text:style-name="Preformatted_20_Text"/>
      <text:p text:style-name="Preformatted_20_Text"><text:s text:c="3"/>The new permanent URI SHOULD be given by the Location field in the</text:p>
      <text:p text:style-name="Preformatted_20_Text"><text:s text:c="3"/>response. Unless the request method was HEAD, the entity of the</text:p>
      <text:p text:style-name="Preformatted_20_Text"><text:s text:c="3"/>response SHOULD contain a short hypertext note with a hyperlink to</text:p>
      <text:p text:style-name="Preformatted_20_Text"><text:s text:c="3"/>the new URI(s).</text:p>
      <text:p text:style-name="Preformatted_20_Text"/>
      <text:p text:style-name="Preformatted_20_Text"><text:s text:c="3"/>If the 301 status code is received in response to a request other</text:p>
      <text:p text:style-name="Preformatted_20_Text"><text:s text:c="3"/>than GET or HEAD, the user agent MUST NOT automatically redirect the</text:p>
      <text:p text:style-name="Preformatted_20_Text"><text:s text:c="3"/>request unless it can be confirmed by the user, since this might</text:p>
      <text:p text:style-name="Preformatted_20_Text"><text:s text:c="3"/>change the conditions under which the request was issued.</text:p>
      <text:p text:style-name="Preformatted_20_Text"/>
      <text:p text:style-name="Preformatted_20_Text"><text:s text:c="6"/>Note: When automatically redirecting a POST request after</text:p>
      <text:p text:style-name="Preformatted_20_Text"><text:s text:c="6"/>receiving a 301 status code, some existing HTTP/1.0 user agents</text:p>
      <text:p text:style-name="Preformatted_20_Text"><text:s text:c="6"/>will erroneously change it into a GET request.</text:p>
      <text:p text:style-name="Preformatted_20_Text"/>
      <text:p text:style-name="P4"><text:a xlink:type="simple" xlink:href="https://tools.ietf.org/html/rfc2616#section-10.3.3" office:name="section-10.3.3" text:style-name="Internet_20_link" text:visited-style-name="Visited_20_Internet_20_Link">10.3.3</text:a> 302 Found</text:p>
      <text:p text:style-name="Preformatted_20_Text"/>
      <text:p text:style-name="Preformatted_20_Text"/>
      <text:p text:style-name="Preformatted_20_Text"><text:s text:c="3"/>The requested resource resides temporarily under a different URI.</text:p>
      <text:p text:style-name="Preformatted_20_Text"><text:s text:c="3"/>Since the redirection might be altered on occasion, the client SHOULD</text:p>
      <text:p text:style-name="Preformatted_20_Text"><text:s text:c="3"/>continue to use the Request-URI for future requests. <text:s/>This response</text:p>
      <text:p text:style-name="Preformatted_20_Text"><text:s text:c="3"/>is only cacheable if indicated by a Cache-Control or Expires header</text:p>
      <text:p text:style-name="Preformatted_20_Text"><text:s text:c="3"/>field.</text:p>
      <text:p text:style-name="Preformatted_20_Text"/>
      <text:p text:style-name="Preformatted_20_Text"><text:s text:c="3"/>The temporary URI SHOULD be given by the Location field in the</text:p>
      <text:p text:style-name="Preformatted_20_Text"><text:s text:c="3"/>response. Unless the request method was HEAD, the entity of the</text:p>
      <text:p text:style-name="Preformatted_20_Text"><text:s text:c="3"/>response SHOULD contain a short hypertext note with a hyperlink to</text:p>
      <text:p text:style-name="Preformatted_20_Text"><text:s text:c="3"/>the new URI(s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2]</text:p>
      <text:p text:style-name="Horizontal_20_Line"/>
      <text:p text:style-name="Preformatted_20_Text"><text:bookmark text:name="page-63"/><text:a xlink:type="simple" xlink:href="https://tools.ietf.org/html/rfc2616#page-63" office:name="page-63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f the 302 status code is received in response to a request other</text:p>
      <text:p text:style-name="Preformatted_20_Text"><text:s text:c="3"/>than GET or HEAD, the user agent MUST NOT automatically redirect the</text:p>
      <text:p text:style-name="Preformatted_20_Text"><text:s text:c="3"/>request unless it can be confirmed by the user, since this might</text:p>
      <text:p text:style-name="Preformatted_20_Text"><text:s text:c="3"/>change the conditions under which the request was issued.</text:p>
      <text:p text:style-name="Preformatted_20_Text"/>
      <text:p text:style-name="Preformatted_20_Text"><text:s text:c="6"/>Note: <text:a xlink:type="simple" xlink:href="https://tools.ietf.org/html/rfc1945" text:style-name="Internet_20_link" text:visited-style-name="Visited_20_Internet_20_Link">RFC 1945</text:a> and <text:a xlink:type="simple" xlink:href="https://tools.ietf.org/html/rfc2068" text:style-name="Internet_20_link" text:visited-style-name="Visited_20_Internet_20_Link">RFC 2068</text:a> specify that the client is not allowed</text:p>
      <text:p text:style-name="Preformatted_20_Text"><text:s text:c="6"/>to change the method on the redirected request. <text:s/>However, most</text:p>
      <text:p text:style-name="Preformatted_20_Text"><text:s text:c="6"/>existing user agent implementations treat 302 as if it were a 303</text:p>
      <text:p text:style-name="Preformatted_20_Text"><text:s text:c="6"/>response, performing a GET on the Location field-value regardless</text:p>
      <text:p text:style-name="Preformatted_20_Text"><text:s text:c="6"/>of the original request method. The status codes 303 and 307 have</text:p>
      <text:p text:style-name="Preformatted_20_Text"><text:s text:c="6"/>been added for servers that wish to make unambiguously clear which</text:p>
      <text:p text:style-name="Preformatted_20_Text"><text:s text:c="6"/>kind of reaction is expected of the client.</text:p>
      <text:p text:style-name="Preformatted_20_Text"/>
      <text:p text:style-name="P4"><text:a xlink:type="simple" xlink:href="https://tools.ietf.org/html/rfc2616#section-10.3.4" office:name="section-10.3.4" text:style-name="Internet_20_link" text:visited-style-name="Visited_20_Internet_20_Link">10.3.4</text:a> 303 See Other</text:p>
      <text:p text:style-name="Preformatted_20_Text"><text:soft-page-break/></text:p>
      <text:p text:style-name="Preformatted_20_Text"/>
      <text:p text:style-name="Preformatted_20_Text"><text:s text:c="3"/>The response to the request can be found under a different URI and</text:p>
      <text:p text:style-name="Preformatted_20_Text"><text:s text:c="3"/>SHOULD be retrieved using a GET method on that resource. This method</text:p>
      <text:p text:style-name="Preformatted_20_Text"><text:s text:c="3"/>exists primarily to allow the output of a POST-activated script to</text:p>
      <text:p text:style-name="Preformatted_20_Text"><text:s text:c="3"/>redirect the user agent to a selected resource. The new URI is not a</text:p>
      <text:p text:style-name="Preformatted_20_Text"><text:s text:c="3"/>substitute reference for the originally requested resource. The 303</text:p>
      <text:p text:style-name="Preformatted_20_Text"><text:s text:c="3"/>response MUST NOT be cached, but the response to the second</text:p>
      <text:p text:style-name="Preformatted_20_Text"><text:s text:c="3"/>(redirected) request might be cacheable.</text:p>
      <text:p text:style-name="Preformatted_20_Text"/>
      <text:p text:style-name="Preformatted_20_Text"><text:s text:c="3"/>The different URI SHOULD be given by the Location field in the</text:p>
      <text:p text:style-name="Preformatted_20_Text"><text:s text:c="3"/>response. Unless the request method was HEAD, the entity of the</text:p>
      <text:p text:style-name="Preformatted_20_Text"><text:s text:c="3"/>response SHOULD contain a short hypertext note with a hyperlink to</text:p>
      <text:p text:style-name="Preformatted_20_Text"><text:s text:c="3"/>the new URI(s).</text:p>
      <text:p text:style-name="Preformatted_20_Text"/>
      <text:p text:style-name="Preformatted_20_Text"><text:s text:c="6"/>Note: Many pre-HTTP/1.1 user agents do not understand the 303</text:p>
      <text:p text:style-name="Preformatted_20_Text"><text:s text:c="6"/>status. When interoperability with such clients is a concern, the</text:p>
      <text:p text:style-name="Preformatted_20_Text"><text:s text:c="6"/>302 status code may be used instead, since most user agents react</text:p>
      <text:p text:style-name="Preformatted_20_Text"><text:s text:c="6"/>to a 302 response as described here for 303.</text:p>
      <text:p text:style-name="Preformatted_20_Text"/>
      <text:p text:style-name="P4"><text:a xlink:type="simple" xlink:href="https://tools.ietf.org/html/rfc2616#section-10.3.5" office:name="section-10.3.5" text:style-name="Internet_20_link" text:visited-style-name="Visited_20_Internet_20_Link">10.3.5</text:a> 304 Not Modified</text:p>
      <text:p text:style-name="Preformatted_20_Text"/>
      <text:p text:style-name="Preformatted_20_Text"/>
      <text:p text:style-name="Preformatted_20_Text"><text:s text:c="3"/>If the client has performed a conditional GET request and access is</text:p>
      <text:p text:style-name="Preformatted_20_Text"><text:s text:c="3"/>allowed, but the document has not been modified, the server SHOULD</text:p>
      <text:p text:style-name="Preformatted_20_Text"><text:s text:c="3"/>respond with this status code. The 304 response MUST NOT contain a</text:p>
      <text:p text:style-name="Preformatted_20_Text"><text:s text:c="3"/>message-body, and thus is always terminated by the first empty line</text:p>
      <text:p text:style-name="Preformatted_20_Text"><text:s text:c="3"/>after the header fields.</text:p>
      <text:p text:style-name="Preformatted_20_Text"/>
      <text:p text:style-name="Preformatted_20_Text"><text:s text:c="3"/>The response MUST include the following header fields:</text:p>
      <text:p text:style-name="Preformatted_20_Text"/>
      <text:p text:style-name="Preformatted_20_Text"><text:s text:c="6"/>- Date, unless its omission is required by <text:a xlink:type="simple" xlink:href="https://tools.ietf.org/html/rfc2616#section-14.18.1" text:style-name="Internet_20_link" text:visited-style-name="Visited_20_Internet_20_Link">section 14.18.1</text:a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3]</text:p>
      <text:p text:style-name="Horizontal_20_Line"/>
      <text:p text:style-name="Preformatted_20_Text"><text:bookmark text:name="page-64"/><text:a xlink:type="simple" xlink:href="https://tools.ietf.org/html/rfc2616#page-64" office:name="page-64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f a clockless origin server obeys these rules, and proxies and</text:p>
      <text:p text:style-name="Preformatted_20_Text"><text:s text:c="3"/>clients add their own Date to any response received without one (as</text:p>
      <text:p text:style-name="Preformatted_20_Text"><text:s text:c="3"/>already specified by <text:a xlink:type="simple" xlink:href="https://tools.ietf.org/html/rfc2068#section-14.19" text:style-name="Internet_20_link" text:visited-style-name="Visited_20_Internet_20_Link">[RFC 2068], section 14.19</text:a>), caches will operate</text:p>
      <text:p text:style-name="Preformatted_20_Text"><text:s text:c="3"/>correctly.</text:p>
      <text:p text:style-name="Preformatted_20_Text"/>
      <text:p text:style-name="Preformatted_20_Text"><text:s text:c="6"/>- ETag and/or Content-Location, if the header would have been sent</text:p>
      <text:p text:style-name="Preformatted_20_Text"><text:s text:c="8"/>in a 200 response to the same request</text:p>
      <text:p text:style-name="Preformatted_20_Text"/>
      <text:p text:style-name="Preformatted_20_Text"><text:s text:c="6"/>- Expires, Cache-Control, and/or Vary, if the field-value might</text:p>
      <text:p text:style-name="Preformatted_20_Text"><text:s text:c="8"/>differ from that sent in any previous response for the same</text:p>
      <text:p text:style-name="Preformatted_20_Text"><text:s text:c="8"/>variant</text:p>
      <text:p text:style-name="Preformatted_20_Text"/>
      <text:p text:style-name="Preformatted_20_Text"><text:s text:c="3"/>If the conditional GET used a strong cache validator (see <text:a xlink:type="simple" xlink:href="https://tools.ietf.org/html/rfc2616#section-13.3.3" text:style-name="Internet_20_link" text:visited-style-name="Visited_20_Internet_20_Link">section</text:a></text:p>
      <text:p text:style-name="Preformatted_20_Text"><text:s text:c="3"/><text:a xlink:type="simple" xlink:href="https://tools.ietf.org/html/rfc2616#section-13.3.3" text:style-name="Internet_20_link" text:visited-style-name="Visited_20_Internet_20_Link">13.3.3</text:a>), the response SHOULD NOT include other entity-headers.</text:p>
      <text:p text:style-name="Preformatted_20_Text"><text:s text:c="3"/>Otherwise (i.e., the conditional GET used a weak validator), the</text:p>
      <text:p text:style-name="Preformatted_20_Text"><text:s text:c="3"/>response MUST NOT include other entity-headers; this prevents</text:p>
      <text:p text:style-name="Preformatted_20_Text"><text:soft-page-break/><text:s text:c="3"/>inconsistencies between cached entity-bodies and updated headers.</text:p>
      <text:p text:style-name="Preformatted_20_Text"/>
      <text:p text:style-name="Preformatted_20_Text"><text:s text:c="3"/>If a 304 response indicates an entity not currently cached, then the</text:p>
      <text:p text:style-name="Preformatted_20_Text"><text:s text:c="3"/>cache MUST disregard the response and repeat the request without the</text:p>
      <text:p text:style-name="Preformatted_20_Text"><text:s text:c="3"/>conditional.</text:p>
      <text:p text:style-name="Preformatted_20_Text"/>
      <text:p text:style-name="Preformatted_20_Text"><text:s text:c="3"/>If a cache uses a received 304 response to update a cache entry, the</text:p>
      <text:p text:style-name="Preformatted_20_Text"><text:s text:c="3"/>cache MUST update the entry to reflect any new field values given in</text:p>
      <text:p text:style-name="Preformatted_20_Text"><text:s text:c="3"/>the response.</text:p>
      <text:p text:style-name="Preformatted_20_Text"/>
      <text:p text:style-name="P4"><text:a xlink:type="simple" xlink:href="https://tools.ietf.org/html/rfc2616#section-10.3.6" office:name="section-10.3.6" text:style-name="Internet_20_link" text:visited-style-name="Visited_20_Internet_20_Link">10.3.6</text:a> 305 Use Proxy</text:p>
      <text:p text:style-name="Preformatted_20_Text"/>
      <text:p text:style-name="Preformatted_20_Text"/>
      <text:p text:style-name="Preformatted_20_Text"><text:s text:c="3"/>The requested resource MUST be accessed through the proxy given by</text:p>
      <text:p text:style-name="Preformatted_20_Text"><text:s text:c="3"/>the Location field. The Location field gives the URI of the proxy.</text:p>
      <text:p text:style-name="Preformatted_20_Text"><text:s text:c="3"/>The recipient is expected to repeat this single request via the</text:p>
      <text:p text:style-name="Preformatted_20_Text"><text:s text:c="3"/>proxy. 305 responses MUST only be generated by origin servers.</text:p>
      <text:p text:style-name="Preformatted_20_Text"/>
      <text:p text:style-name="Preformatted_20_Text"><text:s text:c="6"/>Note: <text:a xlink:type="simple" xlink:href="https://tools.ietf.org/html/rfc2068" text:style-name="Internet_20_link" text:visited-style-name="Visited_20_Internet_20_Link">RFC 2068</text:a> was not clear that 305 was intended to redirect a</text:p>
      <text:p text:style-name="Preformatted_20_Text"><text:s text:c="6"/>single request, and to be generated by origin servers only. <text:s/>Not</text:p>
      <text:p text:style-name="Preformatted_20_Text"><text:s text:c="6"/>observing these limitations has significant security consequences.</text:p>
      <text:p text:style-name="Preformatted_20_Text"/>
      <text:p text:style-name="P4"><text:a xlink:type="simple" xlink:href="https://tools.ietf.org/html/rfc2616#section-10.3.7" office:name="section-10.3.7" text:style-name="Internet_20_link" text:visited-style-name="Visited_20_Internet_20_Link">10.3.7</text:a> 306 (Unused)</text:p>
      <text:p text:style-name="Preformatted_20_Text"/>
      <text:p text:style-name="Preformatted_20_Text"/>
      <text:p text:style-name="Preformatted_20_Text"><text:s text:c="3"/>The 306 status code was used in a previous version of the</text:p>
      <text:p text:style-name="Preformatted_20_Text"><text:s text:c="3"/>specification, is no longer used, and the code is reserved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4]</text:p>
      <text:p text:style-name="Horizontal_20_Line"/>
      <text:p text:style-name="Preformatted_20_Text"><text:bookmark text:name="page-65"/><text:a xlink:type="simple" xlink:href="https://tools.ietf.org/html/rfc2616#page-65" office:name="page-65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3.8" office:name="section-10.3.8" text:style-name="Internet_20_link" text:visited-style-name="Visited_20_Internet_20_Link">10.3.8</text:a> 307 Temporary Redirect</text:p>
      <text:p text:style-name="Preformatted_20_Text"/>
      <text:p text:style-name="Preformatted_20_Text"/>
      <text:p text:style-name="Preformatted_20_Text"><text:s text:c="3"/>The requested resource resides temporarily under a different URI.</text:p>
      <text:p text:style-name="Preformatted_20_Text"><text:s text:c="3"/>Since the redirection MAY be altered on occasion, the client SHOULD</text:p>
      <text:p text:style-name="Preformatted_20_Text"><text:s text:c="3"/>continue to use the Request-URI for future requests. <text:s/>This response</text:p>
      <text:p text:style-name="Preformatted_20_Text"><text:s text:c="3"/>is only cacheable if indicated by a Cache-Control or Expires header</text:p>
      <text:p text:style-name="Preformatted_20_Text"><text:s text:c="3"/>field.</text:p>
      <text:p text:style-name="Preformatted_20_Text"/>
      <text:p text:style-name="Preformatted_20_Text"><text:s text:c="3"/>The temporary URI SHOULD be given by the Location field in the</text:p>
      <text:p text:style-name="Preformatted_20_Text"><text:s text:c="3"/>response. Unless the request method was HEAD, the entity of the</text:p>
      <text:p text:style-name="Preformatted_20_Text"><text:s text:c="3"/>response SHOULD contain a short hypertext note with a hyperlink to</text:p>
      <text:p text:style-name="Preformatted_20_Text"><text:s text:c="3"/>the new URI(s) , since many pre-HTTP/1.1 user agents do not</text:p>
      <text:p text:style-name="Preformatted_20_Text"><text:s text:c="3"/>understand the 307 status. Therefore, the note SHOULD contain the</text:p>
      <text:p text:style-name="Preformatted_20_Text"><text:s text:c="3"/>information necessary for a user to repeat the original request on</text:p>
      <text:p text:style-name="Preformatted_20_Text"><text:soft-page-break/><text:s text:c="3"/>the new URI.</text:p>
      <text:p text:style-name="Preformatted_20_Text"/>
      <text:p text:style-name="Preformatted_20_Text"><text:s text:c="3"/>If the 307 status code is received in response to a request other</text:p>
      <text:p text:style-name="Preformatted_20_Text"><text:s text:c="3"/>than GET or HEAD, the user agent MUST NOT automatically redirect the</text:p>
      <text:p text:style-name="Preformatted_20_Text"><text:s text:c="3"/>request unless it can be confirmed by the user, since this might</text:p>
      <text:p text:style-name="Preformatted_20_Text"><text:s text:c="3"/>change the conditions under which the request was issued.</text:p>
      <text:p text:style-name="Preformatted_20_Text"/>
      <text:p text:style-name="P3"><text:a xlink:type="simple" xlink:href="https://tools.ietf.org/html/rfc2616#section-10.4" office:name="section-10.4" text:style-name="Internet_20_link" text:visited-style-name="Visited_20_Internet_20_Link">10.4</text:a> Client Error 4xx</text:p>
      <text:p text:style-name="Preformatted_20_Text"/>
      <text:p text:style-name="Preformatted_20_Text"/>
      <text:p text:style-name="Preformatted_20_Text"><text:s text:c="3"/>The 4xx class of status code is intended for cases in which the</text:p>
      <text:p text:style-name="Preformatted_20_Text"><text:s text:c="3"/>client seems to have erred. Except when responding to a HEAD request,</text:p>
      <text:p text:style-name="Preformatted_20_Text"><text:s text:c="3"/>the server SHOULD include an entity containing an explanation of the</text:p>
      <text:p text:style-name="Preformatted_20_Text"><text:s text:c="3"/>error situation, and whether it is a temporary or permanent</text:p>
      <text:p text:style-name="Preformatted_20_Text"><text:s text:c="3"/>condition. These status codes are applicable to any request method.</text:p>
      <text:p text:style-name="Preformatted_20_Text"><text:s text:c="3"/>User agents SHOULD display any included entity to the user.</text:p>
      <text:p text:style-name="Preformatted_20_Text"/>
      <text:p text:style-name="Preformatted_20_Text"><text:s text:c="3"/>If the client is sending data, a server implementation using TCP</text:p>
      <text:p text:style-name="Preformatted_20_Text"><text:s text:c="3"/>SHOULD be careful to ensure that the client acknowledges receipt of</text:p>
      <text:p text:style-name="Preformatted_20_Text"><text:s text:c="3"/>the packet(s) containing the response, before the server closes the</text:p>
      <text:p text:style-name="Preformatted_20_Text"><text:s text:c="3"/>input connection. If the client continues sending data to the server</text:p>
      <text:p text:style-name="Preformatted_20_Text"><text:s text:c="3"/>after the close, the server's TCP stack will send a reset packet to</text:p>
      <text:p text:style-name="Preformatted_20_Text"><text:s text:c="3"/>the client, which may erase the client's unacknowledged input buffers</text:p>
      <text:p text:style-name="Preformatted_20_Text"><text:s text:c="3"/>before they can be read and interpreted by the HTTP application.</text:p>
      <text:p text:style-name="Preformatted_20_Text"/>
      <text:p text:style-name="P4"><text:a xlink:type="simple" xlink:href="https://tools.ietf.org/html/rfc2616#section-10.4.1" office:name="section-10.4.1" text:style-name="Internet_20_link" text:visited-style-name="Visited_20_Internet_20_Link">10.4.1</text:a> 400 Bad Request</text:p>
      <text:p text:style-name="Preformatted_20_Text"/>
      <text:p text:style-name="Preformatted_20_Text"/>
      <text:p text:style-name="Preformatted_20_Text"><text:s text:c="3"/>The request could not be understood by the server due to malformed</text:p>
      <text:p text:style-name="Preformatted_20_Text"><text:s text:c="3"/>syntax. The client SHOULD NOT repeat the request without</text:p>
      <text:p text:style-name="Preformatted_20_Text"><text:s text:c="3"/>modificat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5]</text:p>
      <text:p text:style-name="Horizontal_20_Line"/>
      <text:p text:style-name="Preformatted_20_Text"><text:bookmark text:name="page-66"/><text:a xlink:type="simple" xlink:href="https://tools.ietf.org/html/rfc2616#page-66" office:name="page-66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4.2" office:name="section-10.4.2" text:style-name="Internet_20_link" text:visited-style-name="Visited_20_Internet_20_Link">10.4.2</text:a> 401 Unauthorized</text:p>
      <text:p text:style-name="Preformatted_20_Text"/>
      <text:p text:style-name="Preformatted_20_Text"/>
      <text:p text:style-name="Preformatted_20_Text"><text:s text:c="3"/>The request requires user authentication. The response MUST include a</text:p>
      <text:p text:style-name="Preformatted_20_Text"><text:s text:c="3"/>WWW-Authenticate header field (<text:a xlink:type="simple" xlink:href="https://tools.ietf.org/html/rfc2616#section-14.47" text:style-name="Internet_20_link" text:visited-style-name="Visited_20_Internet_20_Link">section 14.47</text:a>) containing a challenge</text:p>
      <text:p text:style-name="Preformatted_20_Text"><text:s text:c="3"/>applicable to the requested resource. The client MAY repeat the</text:p>
      <text:p text:style-name="Preformatted_20_Text"><text:s text:c="3"/>request with a suitable Authorization header field (<text:a xlink:type="simple" xlink:href="https://tools.ietf.org/html/rfc2616#section-14.8" text:style-name="Internet_20_link" text:visited-style-name="Visited_20_Internet_20_Link">section 14.8</text:a>). If</text:p>
      <text:p text:style-name="Preformatted_20_Text"><text:s text:c="3"/>the request already included Authorization credentials, then the 401</text:p>
      <text:p text:style-name="Preformatted_20_Text"><text:s text:c="3"/>response indicates that authorization has been refused for those</text:p>
      <text:p text:style-name="Preformatted_20_Text"><text:s text:c="3"/>credentials. If the 401 response contains the same challenge as the</text:p>
      <text:p text:style-name="Preformatted_20_Text"><text:s text:c="3"/>prior response, and the user agent has already attempted</text:p>
      <text:p text:style-name="Preformatted_20_Text"><text:s text:c="3"/>authentication at least once, then the user SHOULD be presented the</text:p>
      <text:p text:style-name="Preformatted_20_Text"><text:s text:c="3"/>entity that was given in the response, since that entity might</text:p>
      <text:p text:style-name="Preformatted_20_Text"><text:soft-page-break/><text:s text:c="3"/>include relevant diagnostic information. HTTP access authentication</text:p>
      <text:p text:style-name="Preformatted_20_Text"><text:s text:c="3"/>is explained in "HTTP Authentication: Basic and Digest Access</text:p>
      <text:p text:style-name="Preformatted_20_Text"><text:s text:c="3"/>Authentication" [<text:a xlink:type="simple" xlink:href="https://tools.ietf.org/html/rfc2616#ref-43" text:style-name="Internet_20_link" text:visited-style-name="Visited_20_Internet_20_Link">43</text:a>].</text:p>
      <text:p text:style-name="Preformatted_20_Text"/>
      <text:p text:style-name="P4"><text:a xlink:type="simple" xlink:href="https://tools.ietf.org/html/rfc2616#section-10.4.3" office:name="section-10.4.3" text:style-name="Internet_20_link" text:visited-style-name="Visited_20_Internet_20_Link">10.4.3</text:a> 402 Payment Required</text:p>
      <text:p text:style-name="Preformatted_20_Text"/>
      <text:p text:style-name="Preformatted_20_Text"/>
      <text:p text:style-name="Preformatted_20_Text"><text:s text:c="3"/>This code is reserved for future use.</text:p>
      <text:p text:style-name="Preformatted_20_Text"/>
      <text:p text:style-name="P4"><text:a xlink:type="simple" xlink:href="https://tools.ietf.org/html/rfc2616#section-10.4.4" office:name="section-10.4.4" text:style-name="Internet_20_link" text:visited-style-name="Visited_20_Internet_20_Link">10.4.4</text:a> 403 Forbidden</text:p>
      <text:p text:style-name="Preformatted_20_Text"/>
      <text:p text:style-name="Preformatted_20_Text"/>
      <text:p text:style-name="Preformatted_20_Text"><text:s text:c="3"/>The server understood the request, but is refusing to fulfill it.</text:p>
      <text:p text:style-name="Preformatted_20_Text"><text:s text:c="3"/>Authorization will not help and the request SHOULD NOT be repeated.</text:p>
      <text:p text:style-name="Preformatted_20_Text"><text:s text:c="3"/>If the request method was not HEAD and the server wishes to make</text:p>
      <text:p text:style-name="Preformatted_20_Text"><text:s text:c="3"/>public why the request has not been fulfilled, it SHOULD describe the</text:p>
      <text:p text:style-name="Preformatted_20_Text"><text:s text:c="3"/>reason for the refusal in the entity. <text:s/>If the server does not wish to</text:p>
      <text:p text:style-name="Preformatted_20_Text"><text:s text:c="3"/>make this information available to the client, the status code 404</text:p>
      <text:p text:style-name="Preformatted_20_Text"><text:s text:c="3"/>(Not Found) can be used instead.</text:p>
      <text:p text:style-name="Preformatted_20_Text"/>
      <text:p text:style-name="P4"><text:a xlink:type="simple" xlink:href="https://tools.ietf.org/html/rfc2616#section-10.4.5" office:name="section-10.4.5" text:style-name="Internet_20_link" text:visited-style-name="Visited_20_Internet_20_Link">10.4.5</text:a> 404 Not Found</text:p>
      <text:p text:style-name="Preformatted_20_Text"/>
      <text:p text:style-name="Preformatted_20_Text"/>
      <text:p text:style-name="Preformatted_20_Text"><text:s text:c="3"/>The server has not found anything matching the Request-URI. No</text:p>
      <text:p text:style-name="Preformatted_20_Text"><text:s text:c="3"/>indication is given of whether the condition is temporary or</text:p>
      <text:p text:style-name="Preformatted_20_Text"><text:s text:c="3"/>permanent. The 410 (Gone) status code SHOULD be used if the server</text:p>
      <text:p text:style-name="Preformatted_20_Text"><text:s text:c="3"/>knows, through some internally configurable mechanism, that an old</text:p>
      <text:p text:style-name="Preformatted_20_Text"><text:s text:c="3"/>resource is permanently unavailable and has no forwarding address.</text:p>
      <text:p text:style-name="Preformatted_20_Text"><text:s text:c="3"/>This status code is commonly used when the server does not wish to</text:p>
      <text:p text:style-name="Preformatted_20_Text"><text:s text:c="3"/>reveal exactly why the request has been refused, or when no other</text:p>
      <text:p text:style-name="Preformatted_20_Text"><text:s text:c="3"/>response is applicable.</text:p>
      <text:p text:style-name="Preformatted_20_Text"/>
      <text:p text:style-name="P4"><text:a xlink:type="simple" xlink:href="https://tools.ietf.org/html/rfc2616#section-10.4.6" office:name="section-10.4.6" text:style-name="Internet_20_link" text:visited-style-name="Visited_20_Internet_20_Link">10.4.6</text:a> 405 Method Not Allowed</text:p>
      <text:p text:style-name="Preformatted_20_Text"/>
      <text:p text:style-name="Preformatted_20_Text"/>
      <text:p text:style-name="Preformatted_20_Text"><text:s text:c="3"/>The method specified in the Request-Line is not allowed for the</text:p>
      <text:p text:style-name="Preformatted_20_Text"><text:s text:c="3"/>resource identified by the Request-URI. The response MUST include an</text:p>
      <text:p text:style-name="Preformatted_20_Text"><text:s text:c="3"/>Allow header containing a list of valid methods for the requested</text:p>
      <text:p text:style-name="Preformatted_20_Text"><text:s text:c="3"/>resource.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6]</text:p>
      <text:p text:style-name="Horizontal_20_Line"/>
      <text:p text:style-name="Preformatted_20_Text"><text:bookmark text:name="page-67"/><text:a xlink:type="simple" xlink:href="https://tools.ietf.org/html/rfc2616#page-67" office:name="page-67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4.7" office:name="section-10.4.7" text:style-name="Internet_20_link" text:visited-style-name="Visited_20_Internet_20_Link">10.4.7</text:a> 406 Not Acceptable</text:p>
      <text:p text:style-name="Preformatted_20_Text"/>
      <text:p text:style-name="Preformatted_20_Text"/>
      <text:p text:style-name="Preformatted_20_Text"><text:s text:c="3"/>The resource identified by the request is only capable of generating</text:p>
      <text:p text:style-name="Preformatted_20_Text"><text:s text:c="3"/>response entities which have content characteristics not acceptable</text:p>
      <text:p text:style-name="Preformatted_20_Text"><text:s text:c="3"/>according to the accept headers sent in the request.</text:p>
      <text:p text:style-name="Preformatted_20_Text"/>
      <text:p text:style-name="Preformatted_20_Text"><text:soft-page-break/><text:s text:c="3"/>Unless it was a HEAD request, the response SHOULD include an entity</text:p>
      <text:p text:style-name="Preformatted_20_Text"><text:s text:c="3"/>containing a list of available entity characteristics and location(s)</text:p>
      <text:p text:style-name="Preformatted_20_Text"><text:s text:c="3"/>from which the user or user agent can choose the one most</text:p>
      <text:p text:style-name="Preformatted_20_Text"><text:s text:c="3"/>appropriate. The entity format is specified by the media type given</text:p>
      <text:p text:style-name="Preformatted_20_Text"><text:s text:c="3"/>in the Content-Type header field. Depending upon the format and the</text:p>
      <text:p text:style-name="Preformatted_20_Text"><text:s text:c="3"/>capabilities of the user agent, selection of the most appropriate</text:p>
      <text:p text:style-name="Preformatted_20_Text"><text:s text:c="3"/>choice MAY be performed automatically. However, this specification</text:p>
      <text:p text:style-name="Preformatted_20_Text"><text:s text:c="3"/>does not define any standard for such automatic selection.</text:p>
      <text:p text:style-name="Preformatted_20_Text"/>
      <text:p text:style-name="Preformatted_20_Text"><text:s text:c="6"/>Note: HTTP/1.1 servers are allowed to return responses which are</text:p>
      <text:p text:style-name="Preformatted_20_Text"><text:s text:c="6"/>not acceptable according to the accept headers sent in the</text:p>
      <text:p text:style-name="Preformatted_20_Text"><text:s text:c="6"/>request. In some cases, this may even be preferable to sending a</text:p>
      <text:p text:style-name="Preformatted_20_Text"><text:s text:c="6"/>406 response. User agents are encouraged to inspect the headers of</text:p>
      <text:p text:style-name="Preformatted_20_Text"><text:s text:c="6"/>an incoming response to determine if it is acceptable.</text:p>
      <text:p text:style-name="Preformatted_20_Text"/>
      <text:p text:style-name="Preformatted_20_Text"><text:s text:c="3"/>If the response could be unacceptable, a user agent SHOULD</text:p>
      <text:p text:style-name="Preformatted_20_Text"><text:s text:c="3"/>temporarily stop receipt of more data and query the user for a</text:p>
      <text:p text:style-name="Preformatted_20_Text"><text:s text:c="3"/>decision on further actions.</text:p>
      <text:p text:style-name="Preformatted_20_Text"/>
      <text:p text:style-name="P4"><text:a xlink:type="simple" xlink:href="https://tools.ietf.org/html/rfc2616#section-10.4.8" office:name="section-10.4.8" text:style-name="Internet_20_link" text:visited-style-name="Visited_20_Internet_20_Link">10.4.8</text:a> 407 Proxy Authentication Required</text:p>
      <text:p text:style-name="Preformatted_20_Text"/>
      <text:p text:style-name="Preformatted_20_Text"/>
      <text:p text:style-name="Preformatted_20_Text"><text:s text:c="3"/>This code is similar to 401 (Unauthorized), but indicates that the</text:p>
      <text:p text:style-name="Preformatted_20_Text"><text:s text:c="3"/>client must first authenticate itself with the proxy. The proxy MUST</text:p>
      <text:p text:style-name="Preformatted_20_Text"><text:s text:c="3"/>return a Proxy-Authenticate header field (<text:a xlink:type="simple" xlink:href="https://tools.ietf.org/html/rfc2616#section-14.33" text:style-name="Internet_20_link" text:visited-style-name="Visited_20_Internet_20_Link">section 14.33</text:a>) containing a</text:p>
      <text:p text:style-name="Preformatted_20_Text"><text:s text:c="3"/>challenge applicable to the proxy for the requested resource. The</text:p>
      <text:p text:style-name="Preformatted_20_Text"><text:s text:c="3"/>client MAY repeat the request with a suitable Proxy-Authorization</text:p>
      <text:p text:style-name="Preformatted_20_Text"><text:s text:c="3"/>header field (<text:a xlink:type="simple" xlink:href="https://tools.ietf.org/html/rfc2616#section-14.34" text:style-name="Internet_20_link" text:visited-style-name="Visited_20_Internet_20_Link">section 14.34</text:a>). HTTP access authentication is explained</text:p>
      <text:p text:style-name="Preformatted_20_Text"><text:s text:c="3"/>in "HTTP Authentication: Basic and Digest Access Authentication"</text:p>
      <text:p text:style-name="Preformatted_20_Text"><text:s text:c="3"/>[<text:a xlink:type="simple" xlink:href="https://tools.ietf.org/html/rfc2616#ref-43" text:style-name="Internet_20_link" text:visited-style-name="Visited_20_Internet_20_Link">43</text:a>].</text:p>
      <text:p text:style-name="Preformatted_20_Text"/>
      <text:p text:style-name="P4"><text:a xlink:type="simple" xlink:href="https://tools.ietf.org/html/rfc2616#section-10.4.9" office:name="section-10.4.9" text:style-name="Internet_20_link" text:visited-style-name="Visited_20_Internet_20_Link">10.4.9</text:a> 408 Request Timeout</text:p>
      <text:p text:style-name="Preformatted_20_Text"/>
      <text:p text:style-name="Preformatted_20_Text"/>
      <text:p text:style-name="Preformatted_20_Text"><text:s text:c="3"/>The client did not produce a request within the time that the server</text:p>
      <text:p text:style-name="Preformatted_20_Text"><text:s text:c="3"/>was prepared to wait. The client MAY repeat the request without</text:p>
      <text:p text:style-name="Preformatted_20_Text"><text:s text:c="3"/>modifications at any later time.</text:p>
      <text:p text:style-name="Preformatted_20_Text"/>
      <text:p text:style-name="P4"><text:a xlink:type="simple" xlink:href="https://tools.ietf.org/html/rfc2616#section-10.4.10" office:name="section-10.4.10" text:style-name="Internet_20_link" text:visited-style-name="Visited_20_Internet_20_Link">10.4.10</text:a> 409 Conflict</text:p>
      <text:p text:style-name="Preformatted_20_Text"/>
      <text:p text:style-name="Preformatted_20_Text"/>
      <text:p text:style-name="Preformatted_20_Text"><text:s text:c="3"/>The request could not be completed due to a conflict with the current</text:p>
      <text:p text:style-name="Preformatted_20_Text"><text:s text:c="3"/>state of the resource. This code is only allowed in situations where</text:p>
      <text:p text:style-name="Preformatted_20_Text"><text:s text:c="3"/>it is expected that the user might be able to resolve the conflict</text:p>
      <text:p text:style-name="Preformatted_20_Text"><text:s text:c="3"/>and resubmit the request. The response body SHOULD include enough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7]</text:p>
      <text:p text:style-name="Horizontal_20_Line"/>
      <text:p text:style-name="Preformatted_20_Text"><text:bookmark text:name="page-68"/><text:a xlink:type="simple" xlink:href="https://tools.ietf.org/html/rfc2616#page-68" office:name="page-68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nformation for the user to recognize the source of the conflict.</text:p>
      <text:p text:style-name="Preformatted_20_Text"><text:s text:c="3"/>Ideally, the response entity would include enough information for the</text:p>
      <text:p text:style-name="Preformatted_20_Text"><text:s text:c="3"/>user or user agent to fix the problem; however, that might not be</text:p>
      <text:p text:style-name="Preformatted_20_Text"><text:s text:c="3"/>possible and is not required.</text:p>
      <text:p text:style-name="Preformatted_20_Text"><text:soft-page-break/></text:p>
      <text:p text:style-name="Preformatted_20_Text"><text:s text:c="3"/>Conflicts are most likely to occur in response to a PUT request. For</text:p>
      <text:p text:style-name="Preformatted_20_Text"><text:s text:c="3"/>example, if versioning were being used and the entity being PUT</text:p>
      <text:p text:style-name="Preformatted_20_Text"><text:s text:c="3"/>included changes to a resource which conflict with those made by an</text:p>
      <text:p text:style-name="Preformatted_20_Text"><text:s text:c="3"/>earlier (third-party) request, the server might use the 409 response</text:p>
      <text:p text:style-name="Preformatted_20_Text"><text:s text:c="3"/>to indicate that it can't complete the request. In this case, the</text:p>
      <text:p text:style-name="Preformatted_20_Text"><text:s text:c="3"/>response entity would likely contain a list of the differences</text:p>
      <text:p text:style-name="Preformatted_20_Text"><text:s text:c="3"/>between the two versions in a format defined by the response</text:p>
      <text:p text:style-name="Preformatted_20_Text"><text:s text:c="3"/>Content-Type.</text:p>
      <text:p text:style-name="Preformatted_20_Text"/>
      <text:p text:style-name="P4"><text:a xlink:type="simple" xlink:href="https://tools.ietf.org/html/rfc2616#section-10.4.11" office:name="section-10.4.11" text:style-name="Internet_20_link" text:visited-style-name="Visited_20_Internet_20_Link">10.4.11</text:a> 410 Gone</text:p>
      <text:p text:style-name="Preformatted_20_Text"/>
      <text:p text:style-name="Preformatted_20_Text"/>
      <text:p text:style-name="Preformatted_20_Text"><text:s text:c="3"/>The requested resource is no longer available at the server and no</text:p>
      <text:p text:style-name="Preformatted_20_Text"><text:s text:c="3"/>forwarding address is known. This condition is expected to be</text:p>
      <text:p text:style-name="Preformatted_20_Text"><text:s text:c="3"/>considered permanent. Clients with link editing capabilities SHOULD</text:p>
      <text:p text:style-name="Preformatted_20_Text"><text:s text:c="3"/>delete references to the Request-URI after user approval. If the</text:p>
      <text:p text:style-name="Preformatted_20_Text"><text:s text:c="3"/>server does not know, or has no facility to determine, whether or not</text:p>
      <text:p text:style-name="Preformatted_20_Text"><text:s text:c="3"/>the condition is permanent, the status code 404 (Not Found) SHOULD be</text:p>
      <text:p text:style-name="Preformatted_20_Text"><text:s text:c="3"/>used instead. This response is cacheable unless indicated otherwise.</text:p>
      <text:p text:style-name="Preformatted_20_Text"/>
      <text:p text:style-name="Preformatted_20_Text"><text:s text:c="3"/>The 410 response is primarily intended to assist the task of web</text:p>
      <text:p text:style-name="Preformatted_20_Text"><text:s text:c="3"/>maintenance by notifying the recipient that the resource is</text:p>
      <text:p text:style-name="Preformatted_20_Text"><text:s text:c="3"/>intentionally unavailable and that the server owners desire that</text:p>
      <text:p text:style-name="Preformatted_20_Text"><text:s text:c="3"/>remote links to that resource be removed. Such an event is common for</text:p>
      <text:p text:style-name="Preformatted_20_Text"><text:s text:c="3"/>limited-time, promotional services and for resources belonging to</text:p>
      <text:p text:style-name="Preformatted_20_Text"><text:s text:c="3"/>individuals no longer working at the server's site. It is not</text:p>
      <text:p text:style-name="Preformatted_20_Text"><text:s text:c="3"/>necessary to mark all permanently unavailable resources as "gone" or</text:p>
      <text:p text:style-name="Preformatted_20_Text"><text:s text:c="3"/>to keep the mark for any length of time -- that is left to the</text:p>
      <text:p text:style-name="Preformatted_20_Text"><text:s text:c="3"/>discretion of the server owner.</text:p>
      <text:p text:style-name="Preformatted_20_Text"/>
      <text:p text:style-name="P4"><text:a xlink:type="simple" xlink:href="https://tools.ietf.org/html/rfc2616#section-10.4.12" office:name="section-10.4.12" text:style-name="Internet_20_link" text:visited-style-name="Visited_20_Internet_20_Link">10.4.12</text:a> 411 Length Required</text:p>
      <text:p text:style-name="Preformatted_20_Text"/>
      <text:p text:style-name="Preformatted_20_Text"/>
      <text:p text:style-name="Preformatted_20_Text"><text:s text:c="3"/>The server refuses to accept the request without a defined Content-</text:p>
      <text:p text:style-name="Preformatted_20_Text"><text:s text:c="3"/>Length. The client MAY repeat the request if it adds a valid</text:p>
      <text:p text:style-name="Preformatted_20_Text"><text:s text:c="3"/>Content-Length header field containing the length of the message-body</text:p>
      <text:p text:style-name="Preformatted_20_Text"><text:s text:c="3"/>in the request message.</text:p>
      <text:p text:style-name="Preformatted_20_Text"/>
      <text:p text:style-name="P4"><text:a xlink:type="simple" xlink:href="https://tools.ietf.org/html/rfc2616#section-10.4.13" office:name="section-10.4.13" text:style-name="Internet_20_link" text:visited-style-name="Visited_20_Internet_20_Link">10.4.13</text:a> 412 Precondition Failed</text:p>
      <text:p text:style-name="Preformatted_20_Text"/>
      <text:p text:style-name="Preformatted_20_Text"/>
      <text:p text:style-name="Preformatted_20_Text"><text:s text:c="3"/>The precondition given in one or more of the request-header fields</text:p>
      <text:p text:style-name="Preformatted_20_Text"><text:s text:c="3"/>evaluated to false when it was tested on the server. This response</text:p>
      <text:p text:style-name="Preformatted_20_Text"><text:s text:c="3"/>code allows the client to place preconditions on the current resource</text:p>
      <text:p text:style-name="Preformatted_20_Text"><text:s text:c="3"/>metainformation (header field data) and thus prevent the requested</text:p>
      <text:p text:style-name="Preformatted_20_Text"><text:s text:c="3"/>method from being applied to a resource other than the one intended.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8]</text:p>
      <text:p text:style-name="Horizontal_20_Line"/>
      <text:p text:style-name="Preformatted_20_Text"><text:bookmark text:name="page-69"/><text:a xlink:type="simple" xlink:href="https://tools.ietf.org/html/rfc2616#page-69" office:name="page-69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4.14" office:name="section-10.4.14" text:style-name="Internet_20_link" text:visited-style-name="Visited_20_Internet_20_Link">10.4.14</text:a> 413 Request Entity Too Large</text:p>
      <text:p text:style-name="Preformatted_20_Text"><text:soft-page-break/></text:p>
      <text:p text:style-name="Preformatted_20_Text"/>
      <text:p text:style-name="Preformatted_20_Text"><text:s text:c="3"/>The server is refusing to process a request because the request</text:p>
      <text:p text:style-name="Preformatted_20_Text"><text:s text:c="3"/>entity is larger than the server is willing or able to process. The</text:p>
      <text:p text:style-name="Preformatted_20_Text"><text:s text:c="3"/>server MAY close the connection to prevent the client from continuing</text:p>
      <text:p text:style-name="Preformatted_20_Text"><text:s text:c="3"/>the request.</text:p>
      <text:p text:style-name="Preformatted_20_Text"/>
      <text:p text:style-name="Preformatted_20_Text"><text:s text:c="3"/>If the condition is temporary, the server SHOULD include a Retry-</text:p>
      <text:p text:style-name="Preformatted_20_Text"><text:s text:c="3"/>After header field to indicate that it is temporary and after what</text:p>
      <text:p text:style-name="Preformatted_20_Text"><text:s text:c="3"/>time the client MAY try again.</text:p>
      <text:p text:style-name="Preformatted_20_Text"/>
      <text:p text:style-name="P4"><text:a xlink:type="simple" xlink:href="https://tools.ietf.org/html/rfc2616#section-10.4.15" office:name="section-10.4.15" text:style-name="Internet_20_link" text:visited-style-name="Visited_20_Internet_20_Link">10.4.15</text:a> 414 Request-URI Too Long</text:p>
      <text:p text:style-name="Preformatted_20_Text"/>
      <text:p text:style-name="Preformatted_20_Text"/>
      <text:p text:style-name="Preformatted_20_Text"><text:s text:c="3"/>The server is refusing to service the request because the Request-URI</text:p>
      <text:p text:style-name="Preformatted_20_Text"><text:s text:c="3"/>is longer than the server is willing to interpret. This rare</text:p>
      <text:p text:style-name="Preformatted_20_Text"><text:s text:c="3"/>condition is only likely to occur when a client has improperly</text:p>
      <text:p text:style-name="Preformatted_20_Text"><text:s text:c="3"/>converted a POST request to a GET request with long query</text:p>
      <text:p text:style-name="Preformatted_20_Text"><text:s text:c="3"/>information, when the client has descended into a URI "black hole" of</text:p>
      <text:p text:style-name="Preformatted_20_Text"><text:s text:c="3"/>redirection (e.g., a redirected URI prefix that points to a suffix of</text:p>
      <text:p text:style-name="Preformatted_20_Text"><text:s text:c="3"/>itself), or when the server is under attack by a client attempting to</text:p>
      <text:p text:style-name="Preformatted_20_Text"><text:s text:c="3"/>exploit security holes present in some servers using fixed-length</text:p>
      <text:p text:style-name="Preformatted_20_Text"><text:s text:c="3"/>buffers for reading or manipulating the Request-URI.</text:p>
      <text:p text:style-name="Preformatted_20_Text"/>
      <text:p text:style-name="P4"><text:a xlink:type="simple" xlink:href="https://tools.ietf.org/html/rfc2616#section-10.4.16" office:name="section-10.4.16" text:style-name="Internet_20_link" text:visited-style-name="Visited_20_Internet_20_Link">10.4.16</text:a> 415 Unsupported Media Type</text:p>
      <text:p text:style-name="Preformatted_20_Text"/>
      <text:p text:style-name="Preformatted_20_Text"/>
      <text:p text:style-name="Preformatted_20_Text"><text:s text:c="3"/>The server is refusing to service the request because the entity of</text:p>
      <text:p text:style-name="Preformatted_20_Text"><text:s text:c="3"/>the request is in a format not supported by the requested resource</text:p>
      <text:p text:style-name="Preformatted_20_Text"><text:s text:c="3"/>for the requested method.</text:p>
      <text:p text:style-name="Preformatted_20_Text"/>
      <text:p text:style-name="P4"><text:a xlink:type="simple" xlink:href="https://tools.ietf.org/html/rfc2616#section-10.4.17" office:name="section-10.4.17" text:style-name="Internet_20_link" text:visited-style-name="Visited_20_Internet_20_Link">10.4.17</text:a> 416 Requested Range Not Satisfiable</text:p>
      <text:p text:style-name="Preformatted_20_Text"/>
      <text:p text:style-name="Preformatted_20_Text"/>
      <text:p text:style-name="Preformatted_20_Text"><text:s text:c="3"/>A server SHOULD return a response with this status code if a request</text:p>
      <text:p text:style-name="Preformatted_20_Text"><text:s text:c="3"/>included a Range request-header field (<text:a xlink:type="simple" xlink:href="https://tools.ietf.org/html/rfc2616#section-14.35" text:style-name="Internet_20_link" text:visited-style-name="Visited_20_Internet_20_Link">section 14.35</text:a>), and none of</text:p>
      <text:p text:style-name="Preformatted_20_Text"><text:s text:c="3"/>the range-specifier values in this field overlap the current extent</text:p>
      <text:p text:style-name="Preformatted_20_Text"><text:s text:c="3"/>of the selected resource, and the request did not include an If-Range</text:p>
      <text:p text:style-name="Preformatted_20_Text"><text:s text:c="3"/>request-header field. (For byte-ranges, this means that the first-</text:p>
      <text:p text:style-name="Preformatted_20_Text"><text:s text:c="3"/>byte-pos of all of the byte-range-spec values were greater than the</text:p>
      <text:p text:style-name="Preformatted_20_Text"><text:s text:c="3"/>current length of the selected resource.)</text:p>
      <text:p text:style-name="Preformatted_20_Text"/>
      <text:p text:style-name="Preformatted_20_Text"><text:s text:c="3"/>When this status code is returned for a byte-range request, the</text:p>
      <text:p text:style-name="Preformatted_20_Text"><text:s text:c="3"/>response SHOULD include a Content-Range entity-header field</text:p>
      <text:p text:style-name="Preformatted_20_Text"><text:s text:c="3"/>specifying the current length of the selected resource (see <text:a xlink:type="simple" xlink:href="https://tools.ietf.org/html/rfc2616#section-14.16" text:style-name="Internet_20_link" text:visited-style-name="Visited_20_Internet_20_Link">section</text:a></text:p>
      <text:p text:style-name="Preformatted_20_Text"><text:s text:c="3"/><text:a xlink:type="simple" xlink:href="https://tools.ietf.org/html/rfc2616#section-14.16" text:style-name="Internet_20_link" text:visited-style-name="Visited_20_Internet_20_Link">14.16</text:a>). This response MUST NOT use the multipart/byteranges content-</text:p>
      <text:p text:style-name="Preformatted_20_Text"><text:s text:c="3"/>typ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69]</text:p>
      <text:p text:style-name="Horizontal_20_Line"/>
      <text:p text:style-name="Preformatted_20_Text"><text:bookmark text:name="page-70"/><text:a xlink:type="simple" xlink:href="https://tools.ietf.org/html/rfc2616#page-70" office:name="page-70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><text:soft-page-break/></text:p>
      <text:p text:style-name="Preformatted_20_Text"/>
      <text:p text:style-name="P4"><text:a xlink:type="simple" xlink:href="https://tools.ietf.org/html/rfc2616#section-10.4.18" office:name="section-10.4.18" text:style-name="Internet_20_link" text:visited-style-name="Visited_20_Internet_20_Link">10.4.18</text:a> 417 Expectation Failed</text:p>
      <text:p text:style-name="Preformatted_20_Text"/>
      <text:p text:style-name="Preformatted_20_Text"/>
      <text:p text:style-name="Preformatted_20_Text"><text:s text:c="3"/>The expectation given in an Expect request-header field (see <text:a xlink:type="simple" xlink:href="https://tools.ietf.org/html/rfc2616#section-14.20" text:style-name="Internet_20_link" text:visited-style-name="Visited_20_Internet_20_Link">section</text:a></text:p>
      <text:p text:style-name="Preformatted_20_Text"><text:s text:c="3"/><text:a xlink:type="simple" xlink:href="https://tools.ietf.org/html/rfc2616#section-14.20" text:style-name="Internet_20_link" text:visited-style-name="Visited_20_Internet_20_Link">14.20</text:a>) could not be met by this server, or, if the server is a proxy,</text:p>
      <text:p text:style-name="Preformatted_20_Text"><text:s text:c="3"/>the server has unambiguous evidence that the request could not be met</text:p>
      <text:p text:style-name="Preformatted_20_Text"><text:s text:c="3"/>by the next-hop server.</text:p>
      <text:p text:style-name="Preformatted_20_Text"/>
      <text:p text:style-name="P3"><text:a xlink:type="simple" xlink:href="https://tools.ietf.org/html/rfc2616#section-10.5" office:name="section-10.5" text:style-name="Internet_20_link" text:visited-style-name="Visited_20_Internet_20_Link">10.5</text:a> Server Error 5xx</text:p>
      <text:p text:style-name="Preformatted_20_Text"/>
      <text:p text:style-name="Preformatted_20_Text"/>
      <text:p text:style-name="Preformatted_20_Text"><text:s text:c="3"/>Response status codes beginning with the digit "5" indicate cases in</text:p>
      <text:p text:style-name="Preformatted_20_Text"><text:s text:c="3"/>which the server is aware that it has erred or is incapable of</text:p>
      <text:p text:style-name="Preformatted_20_Text"><text:s text:c="3"/>performing the request. Except when responding to a HEAD request, the</text:p>
      <text:p text:style-name="Preformatted_20_Text"><text:s text:c="3"/>server SHOULD include an entity containing an explanation of the</text:p>
      <text:p text:style-name="Preformatted_20_Text"><text:s text:c="3"/>error situation, and whether it is a temporary or permanent</text:p>
      <text:p text:style-name="Preformatted_20_Text"><text:s text:c="3"/>condition. User agents SHOULD display any included entity to the</text:p>
      <text:p text:style-name="Preformatted_20_Text"><text:s text:c="3"/>user. These response codes are applicable to any request method.</text:p>
      <text:p text:style-name="Preformatted_20_Text"/>
      <text:p text:style-name="P4"><text:a xlink:type="simple" xlink:href="https://tools.ietf.org/html/rfc2616#section-10.5.1" office:name="section-10.5.1" text:style-name="Internet_20_link" text:visited-style-name="Visited_20_Internet_20_Link">10.5.1</text:a> 500 Internal Server Error</text:p>
      <text:p text:style-name="Preformatted_20_Text"/>
      <text:p text:style-name="Preformatted_20_Text"/>
      <text:p text:style-name="Preformatted_20_Text"><text:s text:c="3"/>The server encountered an unexpected condition which prevented it</text:p>
      <text:p text:style-name="Preformatted_20_Text"><text:s text:c="3"/>from fulfilling the request.</text:p>
      <text:p text:style-name="Preformatted_20_Text"/>
      <text:p text:style-name="P4"><text:a xlink:type="simple" xlink:href="https://tools.ietf.org/html/rfc2616#section-10.5.2" office:name="section-10.5.2" text:style-name="Internet_20_link" text:visited-style-name="Visited_20_Internet_20_Link">10.5.2</text:a> 501 Not Implemented</text:p>
      <text:p text:style-name="Preformatted_20_Text"/>
      <text:p text:style-name="Preformatted_20_Text"/>
      <text:p text:style-name="Preformatted_20_Text"><text:s text:c="3"/>The server does not support the functionality required to fulfill the</text:p>
      <text:p text:style-name="Preformatted_20_Text"><text:s text:c="3"/>request. This is the appropriate response when the server does not</text:p>
      <text:p text:style-name="Preformatted_20_Text"><text:s text:c="3"/>recognize the request method and is not capable of supporting it for</text:p>
      <text:p text:style-name="Preformatted_20_Text"><text:s text:c="3"/>any resource.</text:p>
      <text:p text:style-name="Preformatted_20_Text"/>
      <text:p text:style-name="P4"><text:a xlink:type="simple" xlink:href="https://tools.ietf.org/html/rfc2616#section-10.5.3" office:name="section-10.5.3" text:style-name="Internet_20_link" text:visited-style-name="Visited_20_Internet_20_Link">10.5.3</text:a> 502 Bad Gateway</text:p>
      <text:p text:style-name="Preformatted_20_Text"/>
      <text:p text:style-name="Preformatted_20_Text"/>
      <text:p text:style-name="Preformatted_20_Text"><text:s text:c="3"/>The server, while acting as a gateway or proxy, received an invalid</text:p>
      <text:p text:style-name="Preformatted_20_Text"><text:s text:c="3"/>response from the upstream server it accessed in attempting to</text:p>
      <text:p text:style-name="Preformatted_20_Text"><text:s text:c="3"/>fulfill the request.</text:p>
      <text:p text:style-name="Preformatted_20_Text"/>
      <text:p text:style-name="P4"><text:a xlink:type="simple" xlink:href="https://tools.ietf.org/html/rfc2616#section-10.5.4" office:name="section-10.5.4" text:style-name="Internet_20_link" text:visited-style-name="Visited_20_Internet_20_Link">10.5.4</text:a> 503 Service Unavailable</text:p>
      <text:p text:style-name="Preformatted_20_Text"/>
      <text:p text:style-name="Preformatted_20_Text"/>
      <text:p text:style-name="Preformatted_20_Text"><text:s text:c="3"/>The server is currently unable to handle the request due to a</text:p>
      <text:p text:style-name="Preformatted_20_Text"><text:s text:c="3"/>temporary overloading or maintenance of the server. The implication</text:p>
      <text:p text:style-name="Preformatted_20_Text"><text:s text:c="3"/>is that this is a temporary condition which will be alleviated after</text:p>
      <text:p text:style-name="Preformatted_20_Text"><text:s text:c="3"/>some delay. If known, the length of the delay MAY be indicated in a</text:p>
      <text:p text:style-name="Preformatted_20_Text"><text:s text:c="3"/>Retry-After header. If no Retry-After is given, the client SHOULD</text:p>
      <text:p text:style-name="Preformatted_20_Text"><text:s text:c="3"/>handle the response as it would for a 500 response.</text:p>
      <text:p text:style-name="Preformatted_20_Text"/>
      <text:p text:style-name="Preformatted_20_Text"><text:s text:c="6"/>Note: The existence of the 503 status code does not imply that a</text:p>
      <text:p text:style-name="Preformatted_20_Text"><text:s text:c="6"/>server must use it when becoming overloaded. Some servers may wish</text:p>
      <text:p text:style-name="Preformatted_20_Text"><text:s text:c="6"/>to simply refuse the connection.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1">Fielding, et al. <text:s text:c="11"/>Standards Track <text:s text:c="19"/>[Page 70]</text:p>
      <text:p text:style-name="Horizontal_20_Line"/>
      <text:p text:style-name="Preformatted_20_Text"><text:bookmark text:name="page-71"/><text:a xlink:type="simple" xlink:href="https://tools.ietf.org/html/rfc2616#page-71" office:name="page-71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4"><text:a xlink:type="simple" xlink:href="https://tools.ietf.org/html/rfc2616#section-10.5.5" office:name="section-10.5.5" text:style-name="Internet_20_link" text:visited-style-name="Visited_20_Internet_20_Link">10.5.5</text:a> 504 Gateway Timeout</text:p>
      <text:p text:style-name="Preformatted_20_Text"/>
      <text:p text:style-name="Preformatted_20_Text"/>
      <text:p text:style-name="Preformatted_20_Text"><text:s text:c="3"/>The server, while acting as a gateway or proxy, did not receive a</text:p>
      <text:p text:style-name="Preformatted_20_Text"><text:s text:c="3"/>timely response from the upstream server specified by the URI (e.g.</text:p>
      <text:p text:style-name="Preformatted_20_Text"><text:s text:c="3"/>HTTP, FTP, LDAP) or some other auxiliary server (e.g. DNS) it needed</text:p>
      <text:p text:style-name="Preformatted_20_Text"><text:s text:c="3"/>to access in attempting to complete the request.</text:p>
      <text:p text:style-name="Preformatted_20_Text"/>
      <text:p text:style-name="Preformatted_20_Text"><text:s text:c="6"/>Note: Note to implementors: some deployed proxies are known to</text:p>
      <text:p text:style-name="Preformatted_20_Text"><text:s text:c="6"/>return 400 or 500 when DNS lookups time out.</text:p>
      <text:p text:style-name="Preformatted_20_Text"/>
      <text:p text:style-name="P4"><text:a xlink:type="simple" xlink:href="https://tools.ietf.org/html/rfc2616#section-10.5.6" office:name="section-10.5.6" text:style-name="Internet_20_link" text:visited-style-name="Visited_20_Internet_20_Link">10.5.6</text:a> 505 HTTP Version Not Supported</text:p>
      <text:p text:style-name="Preformatted_20_Text"/>
      <text:p text:style-name="Preformatted_20_Text"/>
      <text:p text:style-name="Preformatted_20_Text"><text:s text:c="3"/>The server does not support, or refuses to support, the HTTP protocol</text:p>
      <text:p text:style-name="Preformatted_20_Text"><text:s text:c="3"/>version that was used in the request message. The server is</text:p>
      <text:p text:style-name="Preformatted_20_Text"><text:s text:c="3"/>indicating that it is unable or unwilling to complete the request</text:p>
      <text:p text:style-name="Preformatted_20_Text"><text:s text:c="3"/>using the same major version as the client, as described in <text:a xlink:type="simple" xlink:href="https://tools.ietf.org/html/rfc2616#section-3.1" text:style-name="Internet_20_link" text:visited-style-name="Visited_20_Internet_20_Link">section</text:a></text:p>
      <text:p text:style-name="Preformatted_20_Text"><text:s text:c="3"/><text:a xlink:type="simple" xlink:href="https://tools.ietf.org/html/rfc2616#section-3.1" text:style-name="Internet_20_link" text:visited-style-name="Visited_20_Internet_20_Link">3.1</text:a>, other than with this error message. The response SHOULD contain</text:p>
      <text:p text:style-name="Preformatted_20_Text"><text:s text:c="3"/>an entity describing why that version is not supported and what other</text:p>
      <text:p text:style-name="P1"><text:s text:c="3"/>protocols are supported by that ser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4:03:02.396611873</meta:creation-date>
    <dc:date>2017-10-26T14:03:34.023555748</dc:date>
    <meta:editing-duration>PT31S</meta:editing-duration>
    <meta:editing-cycles>1</meta:editing-cycles>
    <meta:document-statistic meta:table-count="0" meta:image-count="0" meta:object-count="0" meta:page-count="15" meta:paragraph-count="546" meta:word-count="4818" meta:character-count="31646" meta:non-whitespace-character-count="24719"/>
    <meta:generator>LibreOffice/5.4.2.2$Linux_X86_64 LibreOffice_project/40m0$Build-2</meta:generator>
  </office:meta>
</office:document-meta>
</file>